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Footnote">
      <style:text-properties officeooo:paragraph-rsid="0fec2fd1"/>
    </style:style>
    <style:style style:name="P72" style:family="paragraph" style:parent-style-name="Footnote">
      <style:text-properties officeooo:paragraph-rsid="0fed6741" fo:background-color="transparent"/>
    </style:style>
    <style:style style:name="P73" style:family="paragraph" style:parent-style-name="Standard">
      <style:text-properties officeooo:paragraph-rsid="0feebff8"/>
    </style:style>
    <style:style style:name="P7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5" style:family="paragraph" style:parent-style-name="Standard">
      <style:text-properties officeooo:paragraph-rsid="0ff7c12b"/>
    </style:style>
    <style:style style:name="P76" style:family="paragraph" style:parent-style-name="Footnote">
      <style:text-properties officeooo:paragraph-rsid="0ffc13d1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ed6741"/>
    </style:style>
    <style:style style:name="T206" style:family="text">
      <style:text-properties fo:language="en" fo:country="GB" officeooo:rsid="0ff024dc"/>
    </style:style>
    <style:style style:name="T207" style:family="text">
      <style:text-properties officeooo:rsid="0fad59bb"/>
    </style:style>
    <style:style style:name="T20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09" style:family="text">
      <style:text-properties style:text-underline-style="solid" style:text-underline-width="auto" style:text-underline-color="font-color" officeooo:rsid="0ff4a399"/>
    </style:style>
    <style:style style:name="T210" style:family="text">
      <style:text-properties officeooo:rsid="0ffa97b0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76"><text:span text:style-name="T211">LTS stands for Long-Term Support, and this April </text:span><text:span text:style-name="Strong_20_Emphasis"><text:span text:style-name="T219"><text:user-field-get style:data-style-name="N0" text:name="Releaseyear">2022</text:user-field-get></text:span></text:span><text:span text:style-name="T212"><text:s/></text:span><text:span text:style-name="Strong_20_Emphasis"><text:span text:style-name="T215"><text:user-field-get text:name="Distro">Ubuntu</text:user-field-get></text:span></text:span><text:span text:style-name="T213"><text:s/></text:span><text:span text:style-name="T216"><text:user-field-get text:name="Version">22.04</text:user-field-get></text:span><text:span text:style-name="T216"><text:s/></text:span><text:span text:style-name="T217">LTS</text:span><text:span text:style-name="T216"> </text:span><text:span text:style-name="Strong_20_Emphasis"><text:span text:style-name="T218"><text:user-field-get text:name="Edition">Server</text:user-field-get></text:span></text:span><text:span text:style-name="T211"><text:s/>(codename jammy) will be supported for 5 years until April 2027, and with an Ubuntu </text:span><text:span text:style-name="T214">P</text:span><text:span text:style-name="T211">ro subscription (free for personal use) for 12 years until April 2034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3">user</text:span></text:span><text:span text:style-name="T154"><text:tab/><text:tab/></text:span><text:span text:style-name="T164"> <text:tab/><text:tab/><text:tab/> </text:span><text:span text:style-name="T15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55"><text:s text:c="2"/></text:span><text:span text:style-name="T156">[</text:span><text:span text:style-name="T162">F</text:span><text:span text:style-name="T157">ull </text:span><text:span text:style-name="T165">na</text:span><text:span text:style-name="T167">me,</text:span><text:span text:style-name="T165"> </text:span><text:span text:style-name="T167">e.g.</text:span><text:span text:style-name="T165"> </text:span><text:span text:style-name="T166">J</text:span><text:span text:style-name="T172">ohn Doe</text:span><text:span text:style-name="T171">]</text:span></text:p>
      <text:p text:style-name="P73"><text:span text:style-name="Definition"><text:span text:style-name="T170">USER</text:span></text:span><text:span text:style-name="Definition"><text:span text:style-name="T202">na</text:span></text:span><text:span text:style-name="Definition"><text:span text:style-name="T204">me</text:span></text:span><text:span text:style-name="T169"><text:tab/><text:tab/><text:tab/> </text:span><text:span text:style-name="T16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6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6">oh</text:span><text:span text:style-name="T104">n</text:span><text:span text:style-name="T105">]</text:span></text:p>
      <text:p text:style-name="P6"><text:span text:style-name="Definition"><text:span text:style-name="T206">serv</text:span></text:span><text:span text:style-name="Definition"><text:span text:style-name="T202">ERNA</text:span></text:span><text:span text:style-name="Definition"><text:span text:style-name="T204">me</text:span></text:span><text:span text:style-name="T17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02"><text:s text:c="2"/></text:span><text:span text:style-name="T174">[</text:span><text:span text:style-name="T180">N</text:span><text:span text:style-name="T175">a</text:span><text:span text:style-name="T179">me of the</text:span><text:span text:style-name="T175"> </text:span><text:span text:style-name="T181">server</text:span><text:span text:style-name="T176">, </text:span><text:span text:style-name="T179">e.g.</text:span><text:span text:style-name="T177"> </text:span><text:span text:style-name="T181">sv</text:span><text:span text:style-name="T178">02</text:span><text:span text:style-name="T174">]</text:span></text:p>
      <text:p text:style-name="P6"><text:span text:style-name="Definition"><text:span text:style-name="T183">USER</text:span></text:span><text:span text:style-name="T182"><text:tab/><text:tab/></text:span><text:span text:style-name="T164"> <text:tab/><text:tab/><text:tab/> </text:span><text:span text:style-name="T15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55"><text:s text:c="2"/></text:span><text:span text:style-name="T156">[</text:span><text:span text:style-name="T162">F</text:span><text:span text:style-name="T158">ull </text:span><text:span text:style-name="T159">na</text:span><text:span text:style-name="T160">me</text:span><text:span text:style-name="T159"> possibly </text:span><text:span text:style-name="T163">2</text:span><text:span text:style-name="T196">nd</text:span><text:span text:style-name="T163"> </text:span><text:span text:style-name="T161">user</text:span><text:span text:style-name="T168">]</text:span></text:p>
      <text:p text:style-name="P73"><text:span text:style-name="Definition"><text:span text:style-name="T183">USERN</text:span></text:span><text:span text:style-name="Definition"><text:span text:style-name="T184">a</text:span></text:span><text:span text:style-name="Definition"><text:span text:style-name="T185">me</text:span></text:span><text:span text:style-name="Definition"><text:span text:style-name="T190"><text:tab/><text:tab/><text:tab/> </text:span></text:span><text:span text:style-name="T16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69"><text:s text:c="2"/></text:span><text:span text:style-name="T187">[</text:span><text:span text:style-name="T189">U</text:span><text:span text:style-name="T188">ser</text:span><text:span text:style-name="T186"> </text:span><text:span text:style-name="T192">na</text:span><text:span text:style-name="T193">me</text:span><text:span text:style-name="T192"> possibly </text:span><text:span text:style-name="T195">2</text:span><text:span text:style-name="T197">nd</text:span><text:span text:style-name="T195"> </text:span><text:span text:style-name="T194">user</text:span><text:span text:style-name="T191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7">.</text:span></text:p>
      <text:p text:style-name="P37"/>
      <text:p text:style-name="P37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887836547" text:style-name="L1">
        <text:list-item>
          <text:p text:style-name="P79"><text:bookmark-start text:name="__RefNumPara__4083_1271708128"/>Prepar<text:span text:style-name="T20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1">s</text:span></text:span><text:span text:style-name="User_20_Entry"><text:span text:style-name="T75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8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8"><text:span text:style-name="User_20_Entry"><text:span text:style-name="T8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6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85230245276986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9"><text:span text:style-name="T118">Boot the computer from</text:span><text:span text:style-name="T122"><text:note text:id="ftn4" text:note-class="footnote"><text:note-citation>1</text:note-citation><text:note-body><text:p text:style-name="P72"><text:span text:style-name="T79">Boot menu/Setup via one of the </text:span><text:span text:style-name="T80">f</text:span><text:span text:style-name="T79">requently used keys:</text:span><text:span text:style-name="T202"> </text:span><text:span text:style-name="T208">Esc</text:span><text:span text:style-name="T202">, </text:span><text:span text:style-name="T208">Delete</text:span><text:span text:style-name="T202">, </text:span><text:span text:style-name="T208">F1</text:span><text:span text:style-name="T202">, </text:span><text:span text:style-name="T208">F2</text:span><text:span text:style-name="T202">, </text:span><text:span text:style-name="T208">F9</text:span><text:span text:style-name="T202">, </text:span><text:span text:style-name="T208">F10</text:span><text:span text:style-name="T202">, </text:span><text:span text:style-name="T208">F11</text:span><text:span text:style-name="T202">, </text:span><text:span text:style-name="T205">or </text:span><text:span text:style-name="T208">F12</text:span><text:span text:style-name="T202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T16">without modifying any files on the hard drive and also allows installation of </text:span><text:span text:style-name="Strong_20_Emphasis"><text:span text:style-name="T123"><text:user-field-get text:name="Distro">Ubuntu</text:user-field-get></text:span></text:span><text:span text:style-name="Strong_20_Emphasis"><text:span text:style-name="T123">.</text:span></text:span></text:p></text:note-body></text:note></text:span><text:span text:style-name="T118"> USB stick</text:span><text:span text:style-name="T60"><text:note text:id="ftn6" text:note-class="footnote"><text:note-citation>3</text:note-citation><text:note-body><text:p text:style-name="P71"><text:span text:style-name="Strong_20_Emphasis"><text:span text:style-name="T6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198">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69">consecutively </text:span></text:span><text:span text:style-name="Strong_20_Emphasis"><text:span text:style-name="T72">Download</text:span></text:span><text:span text:style-name="Strong_20_Emphasis"><text:span text:style-name="T69"> &gt; <text:line-break/></text:span></text:span><text:span text:style-name="Strong_20_Emphasis"><text:span text:style-name="T72">Get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&gt; </text:span></text:span><text:span text:style-name="Strong_20_Emphasis"><text:span text:style-name="T74">Download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</text:span></text:span><text:span text:style-name="Strong_20_Emphasis"><text:span text:style-name="T73"><text:user-field-get text:name="Version">22.04</text:user-field-get></text:span></text:span><text:span text:style-name="Strong_20_Emphasis"><text:span text:style-name="T73">...</text:span></text:span></text:p><text:p text:style-name="P70"><text:span text:style-name="Strong_20_Emphasis"><text:span text:style-name="T67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99">karelzimmer.nl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5">Follow the instructions on the </text:span></text:span><text:span text:style-name="Strong_20_Emphasis"><text:span text:style-name="T86">installation </text:span></text:span><text:span text:style-name="Strong_20_Emphasis"><text:span text:style-name="T85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4">At</text:span><text:span text:style-name="T133"> </text:span><text:span text:style-name="Strong_20_Emphasis"><text:span text:style-name="T137">Profile setup</text:span></text:span><text:span text:style-name="Strong_20_Emphasis"><text:span text:style-name="T13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42">Enter</text:span><text:span text:style-name="T138"> </text:span><text:span text:style-name="Strong_20_Emphasis"><text:span text:style-name="T137">Your</text:span></text:span><text:span text:style-name="Strong_20_Emphasis"><text:span text:style-name="T139"> n</text:span></text:span><text:span text:style-name="Strong_20_Emphasis"><text:span text:style-name="T140">a</text:span></text:span><text:span text:style-name="Strong_20_Emphasis"><text:span text:style-name="T137">me</text:span></text:span><text:span text:style-name="Strong_20_Emphasis"><text:span text:style-name="T144"> </text:span></text:span><text:span text:style-name="Definition"><text:span text:style-name="T4">user</text:span></text:span><text:span text:style-name="Strong_20_Emphasis"><text:span text:style-name="T145">, <text:line-break/></text:span></text:span><text:span text:style-name="Strong_20_Emphasis"><text:span text:style-name="T137">Your server</text:span></text:span><text:span text:style-name="Strong_20_Emphasis"><text:span text:style-name="T147">'</text:span></text:span><text:span text:style-name="Strong_20_Emphasis"><text:span text:style-name="T14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4">,<text:line-break/></text:span></text:span><text:span text:style-name="Strong_20_Emphasis"><text:span text:style-name="T141">Pick a username</text:span></text:span><text:span text:style-name="Strong_20_Emphasis"><text:span text:style-name="T144"> </text:span></text:span><text:span text:style-name="Definition"><text:span text:style-name="T4">username</text:span></text:span><text:span text:style-name="Strong_20_Emphasis"><text:span text:style-name="T144">, </text:span></text:span><text:span text:style-name="Strong_20_Emphasis"><text:span text:style-name="T146">and</text:span></text:span><text:span text:style-name="Strong_20_Emphasis"><text:span text:style-name="T144"><text:line-break/></text:span></text:span><text:span text:style-name="Strong_20_Emphasis"><text:span text:style-name="T132">enter a </text:span></text:span><text:span text:style-name="Strong_20_Emphasis"><text:span text:style-name="T135">password</text:span></text:span><text:span text:style-name="Strong_20_Emphasis"><text:span text:style-name="T132"> twice</text:span></text:span><text:span text:style-name="Strong_20_Emphasis"><text:span text:style-name="T14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85230252411345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0">Add any additional </text:span></text:span><text:span text:style-name="Strong_20_Emphasis"><text:span text:style-name="T92">user</text:span></text:span><text:span text:style-name="Strong_20_Emphasis"><text:span text:style-name="T9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useradd --create-home --comm<text:span text:style-name="T210">e</text:span>n<text:span text:style-name="T210">t</text:span> <text:span text:style-name="T129">'</text:span><text:span text:style-name="T130">user</text:span><text:span text:style-name="T129">' [--groups adm,sudo] </text:span><text:span text:style-name="T13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passwd <text:span text:style-name="T20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4"><text:span text:style-name="User_20_Entry"><text:span text:style-name="T8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8"><text:span text:style-name="User_20_Entry"><text:span text:style-name="T8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7"> <text:s/>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85229944405397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2">Login any additional </text:span></text:span><text:span text:style-name="Definition"><text:span text:style-name="T200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27">End of checklist,</text:span><text:span text:style-name="T128"> </text:span><text:span text:style-name="Strong_20_Emphasis"><text:span text:style-name="T100"><text:user-field-get text:name="Distro">Ubuntu</text:user-field-get></text:span></text:span><text:span text:style-name="T126"><text:s/></text:span><text:span text:style-name="T124"><text:user-field-get text:name="Version">22.04</text:user-field-get></text:span><text:span text:style-name="T124"><text:s/></text:span><text:span text:style-name="T125">LTS</text:span><text:span text:style-name="Strong_20_Emphasis"><text:span text:style-name="T101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27">installation is complete.</text:span></text:p>
      <text:p text:style-name="P12"/>
      <text:p text:style-name="P7"><text:span text:style-name="Emphasis"><text:span text:style-name="T151">Written</text:span></text:span><text:span text:style-name="Emphasis"><text:span text:style-name="T149"> </text:span></text:span><text:span text:style-name="Emphasis"><text:span text:style-name="T151">by</text:span></text:span><text:span text:style-name="Emphasis"><text:span text:style-name="T14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0">Karel Zimmer</text:span></text:span></text:a><text:span text:style-name="Emphasis"><text:span text:style-name="T149">, </text:span></text:span><text:a xlink:type="simple" xlink:href="https://creativecommons.org/publicdomain/zero/1.0" text:style-name="Internet_20_link" text:visited-style-name="Visited_20_Internet_20_Link"><text:span text:style-name="Emphasis"><text:span text:style-name="T152">CC0 1.0 Universal</text:span></text:span></text:a><text:span text:style-name="Emphasis"><text:span text:style-name="T14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3-01T08:52:29.583792407">2024</text:date></text:span></text:span><text:span text:style-name="Emphasis"><text:span text:style-name="T1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01T08:52:29.390806630">0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2:29.213831989</dc:date>
    <meta:keyword>Installatie</meta:keyword>
    <meta:keyword>Checklist</meta:keyword>
    <meta:keyword>Linux</meta:keyword>
    <meta:editing-cycles>6848</meta:editing-cycles>
    <meta:editing-duration>P11DT23H30M33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43" meta:character-count="2822" meta:non-whitespace-character-count="2401"/>
    <meta:user-defined meta:name="Info 1"/>
    <meta:user-defined meta:name="Info 2"/>
    <meta:user-defined meta:name="Info 3"/>
    <meta:user-defined meta:name="Info 4"/>
  </office:meta>
</office:document-meta>
</file>